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2pt" fo:font-weight="bold" style:font-size-asian="12pt" style:font-weight-asian="bold" style:font-size-complex="12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9" style:family="paragraph" style:parent-style-name="Standard">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2" style:family="paragraph" style:parent-style-name="Standard">
      <style:paragraph-properties fo:margin-left="12.96mm" fo:margin-right="0mm" fo:text-indent="-13.23mm" style:auto-text-indent="false">
        <style:tab-stops/>
      </style:paragraph-properties>
      <style:text-properties style:font-name="Century Gothic" fo:font-size="10pt" style:font-size-asian="10pt" style:font-size-complex="10pt"/>
    </style:style>
    <style:style style:name="P13" style:family="paragraph" style:parent-style-name="Standard">
      <style:paragraph-properties fo:margin-left="13.49mm" fo:margin-right="0mm" fo:text-align="justify" style:justify-single-word="false" fo:text-indent="-13.49mm" style:auto-text-indent="false">
        <style:tab-stops/>
      </style:paragraph-properties>
      <style:text-properties style:font-name="Century Gothic" fo:font-size="10pt" style:font-size-asian="10pt" style:font-size-complex="10pt"/>
    </style:style>
    <style:style style:name="P14" style:family="paragraph" style:parent-style-name="Standard">
      <style:paragraph-properties fo:text-align="center" style:justify-single-word="false" fo:break-before="page"/>
      <style:text-properties style:font-name="Century Gothic"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any’s Name XXX</text:p>
      <text:p text:style-name="P2">Company Registration No. XXX</text:p>
      <text:p text:style-name="P2"><text:s/>(Incorporated in the Republic of Singapore)</text:p>
      <text:p text:style-name="P5">(The “Company”)</text:p>
      <text:p text:style-name="P1"></text:p>
      <text:p text:style-name="P1"></text:p>
      <text:p text:style-name="P8">DIRECTORS' RESOLUTIONS IN WRITING PURSUANT TO</text:p>
      <text:p text:style-name="P8">THE ARTICLES OF ASSOCIATION OF THE COMPANY</text:p>
      <text:p text:style-name="P11"></text:p>
      <text:p text:style-name="P1"></text:p>
      <text:p text:style-name="P1"></text:p>
      <text:p text:style-name="P7">REPORT OF THE DIRECTORS AND FINANCIAL STATEMENTS</text:p>
      <text:p text:style-name="P1"></text:p>
      <text:p text:style-name="P1"></text:p>
      <text:p text:style-name="P7">RESOLVED: </text:p>
      <text:p text:style-name="P1"></text:p>
      <text:p text:style-name="P1"></text:p>
      <text:p text:style-name="P3"><text:span text:style-name="T1">THAT</text:span> the Unaudited Financial Statements as at <text:span text:style-name="T1">XX XXX 2015</text:span> and for the financial year ended on that date together with the Report of the Directors be and are hereby approved for submission at the forthcoming Annual General Meeting of the Company.</text:p>
      <text:p text:style-name="P3"></text:p>
      <text:p text:style-name="P3"></text:p>
      <text:p text:style-name="P3"><text:span text:style-name="T1">THAT</text:span> the sole director be and is hereby authorised to sign the Report of Directors for and on behalf of the Board.</text:p>
      <text:p text:style-name="P3"></text:p>
      <text:p text:style-name="P3"></text:p>
      <text:p text:style-name="P3"><text:span text:style-name="T1">THAT</text:span> the Statement of the sole director in the Unaudited Financial Statements be and is hereby approved and that the sole director be and is hereby authorised to sign the said Statement for and on behalf of the Board.</text:p>
      <text:p text:style-name="P3"></text:p>
      <text:p text:style-name="P3"></text:p>
      <text:p text:style-name="P3"><text:span text:style-name="T1">THAT</text:span> the expenses of the director incurred on the Company's affairs and the director’s remuneration, if any, provided for in the Unaudited Financial Statements for the financial year ended <text:span text:style-name="T1">XX XXX 2015</text:span>, be tabled at the forthcoming Annual General Meeting for approval.</text:p>
      <text:p text:style-name="P3"></text:p>
      <text:p text:style-name="P3"></text:p>
      <text:p text:style-name="P3"><text:span text:style-name="T1">THAT</text:span> the Annual General Meeting of the Company be convened at a date, time and place to be determined by the sole director and that any one of the director or the secretary be and are hereby authorised to issue notice in respect thereof.</text:p>
      <text:p text:style-name="P1"></text:p>
      <text:p text:style-name="P1"></text:p>
      <text:p text:style-name="P1"></text:p>
      <text:p text:style-name="P1"></text:p>
      <text:p text:style-name="P1">Dated : XX XXX 2015</text:p>
      <text:p text:style-name="P1"></text:p>
      <text:p text:style-name="P1"></text:p>
      <text:p text:style-name="P1"></text:p>
      <text:p text:style-name="P1"></text:p>
      <text:p text:style-name="P2"><text:span text:style-name="T3">DIRECTOR</text:span></text:p>
      <text:p text:style-name="P1"></text:p>
      <text:p text:style-name="P1"></text:p>
      <text:p text:style-name="P1"></text:p>
      <text:p text:style-name="P1"></text:p>
      <text:p text:style-name="P1"></text:p>
      <text:p text:style-name="P1">……………………………………………. <text:s text:c="41"/></text:p>
      <text:p text:style-name="P1">Director’s name XXX<text:tab/><text:tab/><text:tab/></text:p>
      <text:p text:style-name="P1">Director<text:tab/><text:tab/><text:tab/><text:tab/><text:tab/><text:tab/><text:tab/><text:tab/></text:p>
      <text:p text:style-name="P6"><text:soft-page-break/>Company’s Name</text:p>
      <text:p text:style-name="P2">Company Registration No. XXX</text:p>
      <text:p text:style-name="P2">(Incorporated in the Republic of Singapore)</text:p>
      <text:p text:style-name="P5">(The “Company”)</text:p>
      <text:p text:style-name="P1"></text:p>
      <text:p text:style-name="P1"></text:p>
      <text:p text:style-name="P1"><text:span text:style-name="T3">NOTICE IS HEREBY GIVEN</text:span> that the Annual General Meeting of the Company will be held on:</text:p>
      <text:p text:style-name="P1"></text:p>
      <text:p text:style-name="P1"></text:p>
      <text:p text:style-name="P1">Date and Time<text:tab/><text:tab/>: XX XXX 2015 at XXX pm</text:p>
      <text:p text:style-name="P1"></text:p>
      <text:p text:style-name="P1">Venue<text:tab/><text:tab/><text:tab/>: <text:s/>XXX</text:p>
      <text:p text:style-name="P1"></text:p>
      <text:p text:style-name="P1">to transact the following business:</text:p>
      <text:p text:style-name="P1"></text:p>
      <text:p text:style-name="P1"></text:p>
      <text:p text:style-name="P8">A G E N D A</text:p>
      <text:p text:style-name="P1"></text:p>
      <text:p text:style-name="P9">Ordinary Business</text:p>
      <text:p text:style-name="P1"></text:p>
      <text:p text:style-name="P12">1.<text:tab/>To consider the Directors' Report and Unaudited Financial Statements for the financial year ended <text:span text:style-name="T1">XX XXX 2015</text:span>;</text:p>
      <text:p text:style-name="P1"></text:p>
      <text:p text:style-name="P12">2.<text:tab/>To re-elect the Director retiring pursuant to Article 63 of the Articles of Association of the Company;</text:p>
      <text:p text:style-name="P12"></text:p>
      <text:p text:style-name="P12">3.<text:tab/>To transact any other matters appropriate to be transacted at an Annual General Meeting.</text:p>
      <text:p text:style-name="P1"></text:p>
      <text:p text:style-name="P1"></text:p>
      <text:p text:style-name="P1"></text:p>
      <text:p text:style-name="P1"></text:p>
      <text:p text:style-name="P1">BY ORDER OF THE BOARD</text:p>
      <text:p text:style-name="P1"></text:p>
      <text:p text:style-name="P1"></text:p>
      <text:p text:style-name="P1"></text:p>
      <text:p text:style-name="P1"></text:p>
      <text:p text:style-name="P1">___________________________ <text:s text:c="38"/></text:p>
      <text:p text:style-name="P1">Director’s name XXX<text:tab/><text:tab/><text:tab/><text:tab/></text:p>
      <text:p text:style-name="P1">Director<text:tab/><text:tab/><text:tab/><text:tab/><text:tab/><text:tab/><text:tab/><text:tab/></text:p>
      <text:p text:style-name="P1"></text:p>
      <text:p text:style-name="P1"></text:p>
      <text:p text:style-name="P1">Dated : XX XXX 2015</text:p>
      <text:p text:style-name="P1"></text:p>
      <text:p text:style-name="P1"></text:p>
      <text:p text:style-name="P13"><text:span text:style-name="T1">NOTE : <text:tab/></text:span>A member of the Company entitled to attend and vote at a general meeting may appoint a proxy to attend and vote in his stead; a proxy need not be a member of the Company. <text:s/>The instrument appointing a proxy must be deposited at the registered office not less than forty-eight hours before the time appointed for holding the meeting.</text:p>
      <text:p text:style-name="P13"><text:tab/></text:p>
      <text:p text:style-name="P13"><text:tab/>A corporation which is a member of the Company may, by resolution of its directors, authorise any person to act as its representative at any meetings of the Company; and such representative shall be entitled to exercise the same powers on behalf of the Corporation which he represents as if he had been an individual member of the Company.</text:p>
      <text:p text:style-name="P1"/>
      <text:p text:style-name="P14">Company’s Name XXX</text:p>
      <text:p text:style-name="P2">Company Registration No. XXX</text:p>
      <text:p text:style-name="P2"><text:s/>(Incorporated in the Republic of Singapore)</text:p>
      <text:p text:style-name="P5">(The “Company”)</text:p>
      <text:p text:style-name="P1"></text:p>
      <text:p text:style-name="P1"></text:p>
      <text:p text:style-name="P8">MINUTES OF THE ANNUAL GENERAL MEETING</text:p>
      <text:p text:style-name="P1"></text:p>
      <text:p text:style-name="P1">Date and Time : <text:s/>XX XXX 2015 at XXX pm</text:p>
      <text:p text:style-name="P1"></text:p>
      <text:p text:style-name="P1">Venue<text:tab/><text:tab/> : <text:s/>XXX</text:p>
      <text:p text:style-name="P1"></text:p>
      <text:p text:style-name="P1">Present<text:tab/><text:tab/> : <text:s/>As per Attendance List</text:p>
      <text:p text:style-name="P11"></text:p>
      <text:p text:style-name="P1"></text:p>
      <text:p text:style-name="P1"></text:p>
      <text:p text:style-name="P7">(I)<text:tab/><text:span text:style-name="T5">Chairman</text:span></text:p>
      <text:p text:style-name="P1"></text:p>
      <text:p text:style-name="P1"><text:tab/>Mr Daniel Wee Wei Lip was appointed as the Chairman for the purpose of the </text:p>
      <text:p text:style-name="P1"><text:tab/>Meeting.</text:p>
      <text:p text:style-name="P1"></text:p>
      <text:p text:style-name="P1"></text:p>
      <text:p text:style-name="P4"><text:span text:style-name="T2">(II)<text:tab/></text:span><text:span text:style-name="T4">Quorum</text:span></text:p>
      <text:p text:style-name="P1"></text:p>
      <text:p text:style-name="P1"><text:tab/>The Chairman after having ascertained that a quorum was present called the Meeting to <text:tab/>order.</text:p>
      <text:p text:style-name="P1"></text:p>
      <text:p text:style-name="P7">(III)<text:tab/><text:span text:style-name="T5">Notice</text:span></text:p>
      <text:p text:style-name="P1"><text:tab/></text:p>
      <text:p text:style-name="P1"><text:tab/>Notice of the Meeting, having been previously circulated to all members entitled and with <text:tab/>the consent of the Meeting, was taken as read.</text:p>
      <text:p text:style-name="P1"></text:p>
      <text:p text:style-name="P7">(IV)<text:tab/><text:span text:style-name="T5">Ordinary Business</text:span></text:p>
      <text:p text:style-name="P1"></text:p>
      <text:p text:style-name="P7">(1)<text:tab/>DIRECTORS' REPORT AND FINANCIAL STATEMENTS</text:p>
      <text:p text:style-name="P1"></text:p>
      <text:p text:style-name="P1"><text:span text:style-name="T1"><text:tab/>IT WAS RESOLVED THAT</text:span> the Unaudited Financial Statements for the financial year ended <text:tab/>31 August 2014 together with the Reports of the Directors and the Statement of the <text:tab/>Directors thereon, be and are hereby considered and adopted.</text:p>
      <text:p text:style-name="P1"></text:p>
      <text:p text:style-name="P7">(2)<text:tab/>RE‑ELECTION OF DIRECTOR</text:p>
      <text:p text:style-name="P1"></text:p>
      <text:p text:style-name="P1"><text:span text:style-name="T1"><text:tab/>IT IS RESOLVED THAT</text:span> Mr Daniel Wee Wei Lip, retiring pursuant to Article 63 of the Articles <text:tab/>of Association of the Company and being eligible for re-election, be and is hereby re-elected <text:tab/>as the Director of the Company.</text:p>
      <text:p text:style-name="P1"></text:p>
      <text:p text:style-name="P7">(VI)<text:tab/><text:span text:style-name="T5">Conclusion</text:span></text:p>
      <text:p text:style-name="P1"></text:p>
      <text:p text:style-name="P1"><text:tab/>There being no other business, the Meeting terminated with a vote of thanks to the <text:tab/>Chairman.</text:p>
      <text:p text:style-name="P1"></text:p>
      <text:p text:style-name="P1">Certified as true record of Minutes</text:p>
      <text:p text:style-name="P1"></text:p>
      <text:p text:style-name="P1"></text:p>
      <text:p text:style-name="P1">Director’s Name XXX</text:p>
      <text:p text:style-name="P1"></text:p>
      <text:p text:style-name="P1">Chairman of Meeting</text:p>
      <text:p text:style-name="P6"><text:soft-page-break/>Company’s Name XXX</text:p>
      <text:p text:style-name="P2">Company Registration No. XXX </text:p>
      <text:p text:style-name="P2"><text:s/>(Incorporated in the Republic of Singapore)</text:p>
      <text:p text:style-name="P5">(The “Company”)</text:p>
      <text:p text:style-name="P1"></text:p>
      <text:p text:style-name="P1"></text:p>
      <text:p text:style-name="P1"></text:p>
      <text:p text:style-name="P1"><text:span text:style-name="T3">ATTENDANCE LIST FOR THE ANNUAL GENERAL MEETING</text:span> of the members of the Company held at:</text:p>
      <text:p text:style-name="P1"></text:p>
      <text:p text:style-name="P1"></text:p>
      <text:p text:style-name="P1">Date and Time<text:tab/> <text:s text:c="5"/>: <text:s/>XX XXX 2015 at XXX pm</text:p>
      <text:p text:style-name="P1"></text:p>
      <text:p text:style-name="P1"></text:p>
      <text:p text:style-name="P1">Venue<text:tab/><text:tab/> <text:s text:c="5"/>: <text:s/>XXX</text:p>
      <text:p text:style-name="P11"></text:p>
      <text:p text:style-name="P1"></text:p>
      <text:p text:style-name="P1"></text:p>
      <text:p text:style-name="P1"></text:p>
      <text:p text:style-name="P10">M E M B E R S</text:p>
      <text:p text:style-name="P1"></text:p>
      <text:p text:style-name="P1"></text:p>
      <text:p text:style-name="P1"></text:p>
      <text:p text:style-name="P1"></text:p>
      <text:p text:style-name="P1"></text:p>
      <text:p text:style-name="P1"></text:p>
      <text:p text:style-name="P1">Director’s Name XXX<text:tab/><text:tab/><text:tab/>______________________________________________</text:p>
      <text:p text:style-name="P1"></text:p>
      <text:p text:style-name="P1"></text:p>
      <text:p text:style-name="P1"></text:p>
      <text:p text:style-name="P1"></text:p>
      <text:p text:style-name="P1"></text:p>
      <text:p text:style-name="P1">Khor Siew Eng<text:tab/><text:tab/><text:tab/><text:tab/>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39:05</meta:creation-date>
    <dc:date>2015-11-02T09:51:02</dc:date>
    <dc:creator>phung11764 </dc:creator>
    <meta:editing-duration>P0D</meta:editing-duration>
    <meta:editing-cycles>1</meta:editing-cycles>
    <meta:document-statistic meta:table-count="0" meta:image-count="0" meta:object-count="0" meta:page-count="4" meta:paragraph-count="175" meta:word-count="755" meta:character-count="4775" meta:non-whitespace-character-count="3755"/>
    <meta:generator>LibreOffice/3.5$Linux_X86_64 LibreOffice_project/350m1$Build-2</meta:generator>
  </office:meta>
</office:document-meta>
</file>